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5" office:value-type="string">
            <text:p>2022-08-28_08-01-38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5" office:value-type="string">
            <text:p>2022-08-28_07-54-20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string">
            <text:p>2022-08-28_12-46-1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1" office:value-type="string">
            <text:p>2022-08-28_07-59-01_000.jpg</text:p>
          </table:table-cell>
          <table:table-cell table:style-name="ce27" office:value-type="string">
            <text:p>:PHOTO 記録 / @台所 / 電池交換 / target=ランタン：就寝時用 / period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PHOTO 記録 / @台所 / 電池交換 / target=ランタン：就寝時用 / period=~">
            <text:p>:PHOTO 記録 / @台所 / 電池交換 / target=ランタン：就寝時用 / period=~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1" office:value-type="string">
            <text:p>2022-08-28_08-17-1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2-08-28_07-51-05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5" office:value-type="string">
            <text:p>2022-08-28_16-55-35_000.jpg</text:p>
          </table:table-cell>
          <table:table-cell table:style-name="ce27" office:value-type="string">
            <text:p>:m RES 1*1 / free# JVEMV6 68#_348:1 / 68. theoretical-physics(tp) / topics=量子力学,w=,doc=r-7-A1~1.1.9#2-3.3~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1*1 / free# JVEMV6 68#_348:1 / 68. theoretical-physics(tp) / topics=量子力学,w=,doc=r-7-A1~1.1.9#2-3.3~,s=~,i=~,other=calc+">
            <text:p>:m RES 1*1 / free# JVEMV6 68#_348:1 / 68. theoretical-physics(tp) / topics=量子力学,w=,doc=r-7-A1~1.1.9#2-3.3~,s=~,i=~,other=calc+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1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1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1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9"/>
          <table:table-cell table:style-name="ce15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1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1"/>
          <table:table-cell table:style-name="ce5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5">
            <text:p>75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8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9">2022/08/29</text:date>, <text:time>15:4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29T15:42:10.96</dc:date>
    <dc:creator>iwabuchi ken</dc:creator>
    <meta:editing-duration>P48DT20H41M33S</meta:editing-duration>
    <meta:editing-cycles>15907</meta:editing-cycles>
    <meta:document-statistic meta:table-count="2" meta:cell-count="906" meta:object-count="0"/>
    <meta:user-defined meta:name="qrichtext">1</meta:user-defined>
  </office:meta>
</office:document-meta>
</file>